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 style:font-pitch="variable"/>
    <style:font-face style:name="FreeMono" svg:font-family="FreeMono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aakar" svg:font-family="aakar" style:font-pitch="variable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K" style:family="table-column">
      <style:table-column-properties style:column-width="1.547cm" style:rel-column-width="59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83647" officeooo:paragraph-rsid="00183647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officeooo:rsid="0011e1b2" officeooo:paragraph-rsid="0011e1b2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1d60a3" officeooo:paragraph-rsid="001d60a3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1e1b2" officeooo:paragraph-rsid="001e3c3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c388f" officeooo:paragraph-rsid="001c388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d60a3" officeooo:paragraph-rsid="001d60a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1e1b2" officeooo:paragraph-rsid="0011e1b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1e1b2" officeooo:paragraph-rsid="0014a8d0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e1b2" officeooo:paragraph-rsid="0011e2e7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83647" officeooo:paragraph-rsid="00183647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83647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39695" officeooo:paragraph-rsid="00139695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11e1b2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1e2e7" officeooo:paragraph-rsid="0011e2e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1e2e7" officeooo:paragraph-rsid="00133263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11e2e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4a8d0" officeooo:paragraph-rsid="0014a8d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58f74" officeooo:paragraph-rsid="00158f74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9e715" officeooo:paragraph-rsid="0019e715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158f74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1c388f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c388f" officeooo:paragraph-rsid="001c388f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1d60a3" officeooo:paragraph-rsid="001d60a3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14a8d0" officeooo:paragraph-rsid="0014a8d0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158f74" officeooo:paragraph-rsid="00158f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officeooo:rsid="001c388f" officeooo:paragraph-rsid="001c388f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c388f" officeooo:paragraph-rsid="001c388f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paragraph-rsid="001e3c33"/>
    </style:style>
    <style:style style:name="P3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31" style:family="paragraph">
      <style:paragraph-properties fo:text-align="center"/>
    </style:style>
    <style:style style:name="T1" style:family="text">
      <style:text-properties officeooo:rsid="0011e1b2"/>
    </style:style>
    <style:style style:name="T2" style:family="text">
      <style:text-properties style:font-name="sans-serif" fo:font-size="12pt" style:text-underline-style="none" officeooo:rsid="001e3c33" style:font-size-asian="12pt" style:font-size-complex="12pt"/>
    </style:style>
    <style:style style:name="T3" style:family="text">
      <style:text-properties officeooo:rsid="0011e2e7"/>
    </style:style>
    <style:style style:name="T4" style:family="text">
      <style:text-properties officeooo:rsid="00133263"/>
    </style:style>
    <style:style style:name="T5" style:family="text">
      <style:text-properties officeooo:rsid="00180044"/>
    </style:style>
    <style:style style:name="T6" style:family="text">
      <style:text-properties officeooo:rsid="00183647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183647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83647"/>
    </style:style>
    <style:style style:name="T11" style:family="text">
      <style:text-properties officeooo:rsid="001c388f"/>
    </style:style>
    <style:style style:name="T12" style:family="text">
      <style:text-properties officeooo:rsid="001d60a3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60a3"/>
    </style:style>
    <style:style style:name="T17" style:family="text">
      <style:text-properties style:text-underline-style="solid" style:text-underline-width="auto" style:text-underline-color="font-color" officeooo:rsid="001e3c33"/>
    </style:style>
    <style:style style:name="T18" style:family="text">
      <style:text-properties style:text-underline-style="none" officeooo:rsid="001e3c33"/>
    </style:style>
    <style:style style:name="T19" style:family="text">
      <style:text-properties fo:font-size="12pt" style:text-underline-style="none" officeooo:rsid="001e3c33" style:font-size-asian="12pt" style:font-size-complex="12pt"/>
    </style:style>
    <style:style style:name="T20" style:family="text">
      <style:text-properties fo:font-size="12pt" style:text-underline-style="solid" style:text-underline-width="auto" style:text-underline-color="font-color" officeooo:rsid="001e3c33" style:font-size-asian="12pt" style:font-size-complex="12pt"/>
    </style:style>
    <style:style style:name="T21" style:family="text">
      <style:text-properties style:font-name="Liberation Serif" fo:font-size="12pt" style:text-underline-style="none" officeooo:rsid="001e3c33" style:font-size-asian="12pt" style:font-size-complex="12pt"/>
    </style:style>
    <style:style style:name="T22" style:family="text">
      <style:text-properties style:font-name="Liberation Serif" fo:font-size="14pt" officeooo:rsid="0011e1b2" style:font-size-asian="14pt" style:font-size-complex="14pt"/>
    </style:style>
    <style:style style:name="T23" style:family="text">
      <style:text-properties style:font-name="Liberation Serif" fo:font-size="14pt" style:text-underline-style="solid" style:text-underline-width="auto" style:text-underline-color="font-color" officeooo:rsid="0011e1b2" style:font-size-asian="14pt" style:font-size-complex="14pt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D noté </text:p>
      <text:p text:style-name="P28">Métaheuristiques pour l’optimisation d’un clavier</text:p>
      <text:p text:style-name="P23"/>
      <text:p text:style-name="P6"><text:span text:style-name="T16">B</text:span><text:span text:style-name="T15">inôme </text:span>: NOYER Madison, SUEL <text:s/>Benjamin.</text:p>
      <text:p text:style-name="P6"/>
      <text:p text:style-name="P4">2. <text:span text:style-name="T15">Travail à réaliser.</text:span></text:p>
      <text:p text:style-name="P5"><text:tab/>2.1 <text:span text:style-name="T15">Conception.</text:span></text:p>
      <text:p text:style-name="P29"><text:span text:style-name="T21">La méthode utiliser est le recuit simulé.</text:span><text:span text:style-name="T22"><text:line-break/><text:tab/><text:tab/>2.1.1 </text:span><text:span text:style-name="T23">Etat/Individu.</text:span></text:p>
      <text:p text:style-name="P8"/>
      <text:p text:style-name="P24">Q. 1 :</text:p>
      <text:p text:style-name="P11">26 lettres, 40 positions.</text:p>
      <text:p text:style-name="P11"/>
      <text:p text:style-name="P12"><text:span text:style-name="T6">Nous imposons que la configurations optimales correspond à position la touche T1 à la position P</text:span><text:span text:style-name="T8">1,1</text:span><text:span text:style-name="T10">, la touche T2 à la position P</text:span><text:span text:style-name="T8">1,2</text:span><text:span text:style-name="T10">.</text:span></text:p>
      <text:p text:style-name="P11"><text:span text:style-name="T9">Dans cette configuration, les connexions imposées correspondent aux connexions avec leurs voisins immédiat.</text:span></text:p>
      <text:p text:style-name="P11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K"/>
        <table:table-row>
          <table:table-cell table:style-name="Tableau1.A1" office:value-type="string">
            <text:p text:style-name="P1">P<text:span text:style-name="T7">i,j</text:span>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>7</text:p>
          </table:table-cell>
          <table:table-cell table:style-name="Tableau1.A1" office:value-type="string">
            <text:p text:style-name="P1">8</text:p>
          </table:table-cell>
          <table:table-cell table:style-name="Tableau1.A1" office:value-type="string">
            <text:p text:style-name="P1">9</text:p>
          </table:table-cell>
          <table:table-cell table:style-name="Tableau1.K1" office:value-type="string">
            <text:p text:style-name="P1">10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2">T1</text:p>
          </table:table-cell>
          <table:table-cell table:style-name="Tableau1.A2" office:value-type="string">
            <text:p text:style-name="P2">T2</text:p>
          </table:table-cell>
          <table:table-cell table:style-name="Tableau1.A2" office:value-type="string">
            <text:p text:style-name="P2">T3</text:p>
          </table:table-cell>
          <table:table-cell table:style-name="Tableau1.A2" office:value-type="string">
            <text:p text:style-name="P2">T4</text:p>
          </table:table-cell>
          <table:table-cell table:style-name="Tableau1.A2" office:value-type="string">
            <text:p text:style-name="P2">T5</text:p>
          </table:table-cell>
          <table:table-cell table:style-name="Tableau1.A2" office:value-type="string">
            <text:p text:style-name="P2">T6</text:p>
          </table:table-cell>
          <table:table-cell table:style-name="Tableau1.A2" office:value-type="string">
            <text:p text:style-name="P2">T7</text:p>
          </table:table-cell>
          <table:table-cell table:style-name="Tableau1.A2" office:value-type="string">
            <text:p text:style-name="P2">T8</text:p>
          </table:table-cell>
          <table:table-cell table:style-name="Tableau1.A2" office:value-type="string">
            <text:p text:style-name="P2">T9</text:p>
          </table:table-cell>
          <table:table-cell table:style-name="Tableau1.K2" office:value-type="string">
            <text:p text:style-name="P2">T10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2">T11</text:p>
          </table:table-cell>
          <table:table-cell table:style-name="Tableau1.A2" office:value-type="string">
            <text:p text:style-name="P2">T12</text:p>
          </table:table-cell>
          <table:table-cell table:style-name="Tableau1.A2" office:value-type="string">
            <text:p text:style-name="P2">T13</text:p>
          </table:table-cell>
          <table:table-cell table:style-name="Tableau1.A2" office:value-type="string">
            <text:p text:style-name="P2">T14</text:p>
          </table:table-cell>
          <table:table-cell table:style-name="Tableau1.A2" office:value-type="string">
            <text:p text:style-name="P2">T15</text:p>
          </table:table-cell>
          <table:table-cell table:style-name="Tableau1.A2" office:value-type="string">
            <text:p text:style-name="P2">T16</text:p>
          </table:table-cell>
          <table:table-cell table:style-name="Tableau1.A2" office:value-type="string">
            <text:p text:style-name="P2">T17</text:p>
          </table:table-cell>
          <table:table-cell table:style-name="Tableau1.A2" office:value-type="string">
            <text:p text:style-name="P2">T18</text:p>
          </table:table-cell>
          <table:table-cell table:style-name="Tableau1.A2" office:value-type="string">
            <text:p text:style-name="P2">T19</text:p>
          </table:table-cell>
          <table:table-cell table:style-name="Tableau1.K2" office:value-type="string">
            <text:p text:style-name="P2">T20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2">T21</text:p>
          </table:table-cell>
          <table:table-cell table:style-name="Tableau1.A2" office:value-type="string">
            <text:p text:style-name="P2">T22</text:p>
          </table:table-cell>
          <table:table-cell table:style-name="Tableau1.A2" office:value-type="string">
            <text:p text:style-name="P2">T23</text:p>
          </table:table-cell>
          <table:table-cell table:style-name="Tableau1.A2" office:value-type="string">
            <text:p text:style-name="P2">T24</text:p>
          </table:table-cell>
          <table:table-cell table:style-name="Tableau1.A2" office:value-type="string">
            <text:p text:style-name="P2">T25</text:p>
          </table:table-cell>
          <table:table-cell table:style-name="Tableau1.A2" office:value-type="string">
            <text:p text:style-name="P2">T2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K2" office:value-type="string">
            <text:p text:style-name="P3"/>
          </table:table-cell>
        </table:table-row>
      </table:table>
      <text:p text:style-name="P13">(optimal d’après notre hypothèse)</text:p>
      <text:p text:style-name="P8"/>
      <text:p text:style-name="P14"><text:span text:style-name="T1">O</text:span><text:span text:style-name="T3">n a donc 26 variables Tlij.</text:span></text:p>
      <text:p text:style-name="P15">avec <text:span text:style-name="T5">DT</text:span>L € [1,26] représentant les 26 lettres de l’alphabet latin.</text:p>
      <text:p text:style-name="P16">et <text:span text:style-name="T4">i </text:span>€ [1,4] représentant la ligne.</text:p>
      <text:p text:style-name="P17"><text:span text:style-name="T3">et </text:span><text:span text:style-name="T4">j </text:span><text:span text:style-name="T3">€ [1,10] représentant la colonne.</text:span></text:p>
      <text:p text:style-name="P10"/>
      <text:p text:style-name="P24">Q. 2 :</text:p>
      <text:p text:style-name="P9">L’espace de recherche correspond au nombre de configuration possible. Il y a 26 lettres à placer, ce qui fait 26! configurations possibles.</text:p>
      <text:p text:style-name="P8"/>
      <text:p text:style-name="P8"><text:tab/><text:tab/>2.1.2 <text:span text:style-name="T15">Fonction <text:s/></text:span><text:span text:style-name="T16">é</text:span><text:span text:style-name="T15">nergie/objectif/d’adaptation.</text:span></text:p>
      <text:p text:style-name="P25">Q.<text:span text:style-name="T12">3 :</text:span></text:p>
      <text:p text:style-name="P18">Fonction objective : pour une paire donnée dans un texte, calculer la distance ce ces deux lettres sur le clavier qu’on multiplier leur fréquence présent dans le fichier freqbigramme.txt.</text:p>
      <text:p text:style-name="P18"/>
      <text:p text:style-name="P19">Somme des résultats pour les paires obtenues pour trouver la meilleure optimisation.</text:p>
      <text:p text:style-name="P19"/>
      <text:p text:style-name="P26">Q.<text:span text:style-name="T12">4 :</text:span></text:p>
      <text:p text:style-name="P20">quand on tape avec un doigt :</text:p>
      <text:p text:style-name="P21"><draw:frame draw:style-name="fr1" draw:name="Objet1" text:anchor-type="as-char" svg:y="-0.432cm" svg:width="6.249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0">quand on tape avec deux doigt :</text:p>
      <text:p text:style-name="P22"><draw:frame draw:style-name="fr1" draw:name="Objet2" text:anchor-type="as-char" svg:y="-0.432cm" svg:width="7.138cm" svg:height="0.58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2"><draw:line text:anchor-type="paragraph" draw:z-index="4" draw:name="Ligne 1" draw:style-name="gr2" draw:text-style-name="P31" svg:x1="7.486cm" svg:y1="0.418cm" svg:x2="7.479cm" svg:y2="1.563cm"><text:p/></draw:line></text:p>
      <text:p text:style-name="P22"><text:tab/><text:tab/><text:tab/><text:tab/><text:tab/><text:tab/><text:tab/><draw:frame draw:style-name="fr1" draw:name="Objet4" text:anchor-type="as-char" svg:y="-0.377cm" svg:width="0.824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1">= <text:s/>1</text:span><draw:frame draw:style-name="fr1" draw:name="Objet3" text:anchor-type="as-char" svg:y="-0.386cm" svg:width="8.343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><draw:frame text:anchor-type="paragraph" draw:z-index="5" draw:name="Cadre de texte 1" draw:style-name="gr1" draw:text-style-name="P30" svg:width="5.942cm" svg:height="1.527cm" svg:x="0.215cm" svg:y="0.566cm"><draw:text-box><text:p><text:span text:style-name="T24">dist(A,B) : La distance entre A et B</text:span></text:p></draw:text-box></draw:frame><text:soft-page-break/><text:s/><text:tab/><text:tab/><text:tab/><text:tab/><text:tab/><text:tab/><text:tab/><text:tab/><text:tab/><text:span text:style-name="T11">0 </text:span><text:span text:style-name="T13">sinon </text:span></text:p>
      <text:p text:style-name="P18"><text:tab/><text:tab/>2.1.3 <text:span text:style-name="T15">Pr</text:span><text:span text:style-name="T16">é</text:span><text:span text:style-name="T15">cisez et justifiez.</text:span></text:p>
      <text:p text:style-name="P7"><text:span text:style-name="T14">Q. 5</text:span> .a .</text:p>
      <text:p text:style-name="P7"/>
      <text:p text:style-name="P7"><text:tab/>2.2 <text:span text:style-name="T15">Implémentation.</text:span></text:p>
      <text:p text:style-name="P7">On a choisi le langage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 style:font-pitch="variable"/>
    <style:font-face style:name="FreeMono" svg:font-family="FreeMono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aakar" svg:font-family="aakar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00:40.652550459</meta:creation-date>
    <meta:generator>LibreOffice/7.3.7.2$Linux_X86_64 LibreOffice_project/30$Build-2</meta:generator>
    <dc:date>2023-04-02T15:44:32.363717367</dc:date>
    <meta:editing-duration>PT39M4S</meta:editing-duration>
    <meta:editing-cycles>10</meta:editing-cycles>
    <meta:document-statistic meta:table-count="1" meta:image-count="0" meta:object-count="4" meta:page-count="2" meta:paragraph-count="73" meta:word-count="254" meta:character-count="1409" meta:non-whitespace-character-count="1196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o fence="true" stretchy="false">(</mo>
        <mrow>
          <mrow>
            <msub>
              <mi>P</mi>
              <mrow>
                <mi>i</mi>
                <mi>,</mi>
                <mi>j</mi>
              </mrow>
            </msub>
            <mi>,</mi>
            <msub>
              <mi>P</mi>
              <mrow>
                <mi>i</mi>
                <mi>'</mi>
                <mi>,</mi>
                <mi>j</mi>
                <mi>'</mi>
              </mrow>
            </msub>
          </mrow>
        </mrow>
        <mo fence="true" stretchy="false">)</mo>
      </mrow>
    </mrow>
    <annotation encoding="StarMath 5.0">sum dist(  P_{i,j},P_{i',j'} )*freq(P_{i,j},P_{i',j'})
</annotation>
  </semantics>
</math>
</file>

<file path=Object 2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sub>
          <mi>m</mi>
          <mrow>
            <mi>i</mi>
            <mi>,</mi>
            <mi>j</mi>
          </mrow>
        </msub>
      </mrow>
    </mrow>
    <annotation encoding="StarMath 5.0">sum dist(  P_{i,j},P_{i',j'} )*freq(P_{i,j},P_{i',j'})*m_{i,j}
</annotation>
  </semantics>
</math>
</file>

<file path=Object 3/content.xml><?xml version="1.0" encoding="utf-8"?>
<math xmlns="http://www.w3.org/1998/Math/MathML" display="block">
  <semantics>
    <mrow>
      <mi mathvariant="italic">si</mi>
      <mrow>
        <mo fence="true" form="prefix" stretchy="false">(</mo>
        <mrow>
          <mrow>
            <mrow>
              <mn>1</mn>
              <mo stretchy="false">⩽</mo>
              <mi>i</mi>
              <mo stretchy="false">⩽</mo>
              <mn>5</mn>
            </mrow>
            <mi mathvariant="italic">et</mi>
            <mrow>
              <mn>1</mn>
              <mo stretchy="false">⩽</mo>
              <mi>i</mi>
            </mrow>
            <mrow>
              <mi>'</mi>
              <mo stretchy="false">⩽</mo>
              <mn>5</mn>
            </mrow>
          </mrow>
        </mrow>
        <mo fence="true" form="postfix" stretchy="false">)</mo>
      </mrow>
      <mi mathvariant="italic">ou</mi>
      <mrow>
        <mo fence="true" form="prefix" stretchy="false">(</mo>
        <mrow>
          <mrow>
            <mrow>
              <mn>6</mn>
              <mo stretchy="false">⩽</mo>
              <mi>i</mi>
              <mo stretchy="false">⩽</mo>
              <mn>10</mn>
            </mrow>
            <mi mathvariant="italic">et</mi>
            <mrow>
              <mn>6</mn>
              <mo stretchy="false">⩽</mo>
              <mi>i</mi>
            </mrow>
            <mrow>
              <mi>'</mi>
              <mo stretchy="false">⩽</mo>
              <mn>10</mn>
            </mrow>
          </mrow>
        </mrow>
        <mo fence="true" form="postfix" stretchy="false">)</mo>
      </mrow>
    </mrow>
    <annotation encoding="StarMath 5.0">si (1 leslant i leslant 5 et 1 leslant i' leslant 5) ou (6 leslant i leslant 10 et 6 leslant i' leslant 10) 
</annotation>
  </semantics>
</math>
</file>

<file path=Object 4/content.xml><?xml version="1.0" encoding="utf-8"?>
<math xmlns="http://www.w3.org/1998/Math/MathML" display="block">
  <semantics>
    <msub>
      <mi>m</mi>
      <mrow>
        <mi>i</mi>
        <mi>,</mi>
        <mi>j</mi>
      </mrow>
    </msub>
    <annotation encoding="StarMath 5.0">m_{i,j} </annotation>
  </semantics>
</math>
</file>